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b" fo:country="NO"/>
    </style:style>
    <style:style style:name="P2" style:parent-style-name="Normal" style:family="paragraph">
      <style:text-properties fo:language="nb" fo:country="NO"/>
    </style:style>
    <style:style style:name="T3" style:parent-style-name="DefaultParagraphFont" style:family="text">
      <style:text-properties fo:language="nb" fo:country="NO"/>
    </style:style>
    <style:style style:name="P4" style:parent-style-name="Normal" style:family="paragraph">
      <style:text-properties fo:language="nb" fo:country="NO"/>
    </style:style>
    <style:style style:name="P5" style:parent-style-name="Normal" style:family="paragraph">
      <style:text-properties fo:language="nb" fo:country="NO"/>
    </style:style>
    <style:style style:name="P6" style:parent-style-name="Normal" style:family="paragraph">
      <style:text-properties fo:language="nb" fo:country="NO"/>
    </style:style>
    <style:style style:name="T7" style:parent-style-name="DefaultParagraphFont" style:family="text">
      <style:text-properties fo:language="nb" fo:country="NO"/>
    </style:style>
    <style:style style:name="T8" style:parent-style-name="DefaultParagraphFont" style:family="text">
      <style:text-properties fo:language="nb" fo:country="NO"/>
    </style:style>
    <style:style style:name="P9" style:parent-style-name="Normal" style:family="paragraph">
      <style:text-properties fo:language="nb" fo:country="NO"/>
    </style:style>
    <style:style style:name="T10" style:parent-style-name="DefaultParagraphFont" style:family="text">
      <style:text-properties fo:language="nb" fo:country="NO"/>
    </style:style>
  </office:automatic-styles>
  <office:body>
    <office:text text:use-soft-page-breaks="true">
      <text:p text:style-name="P1">&lt;!DOCTYPE html&gt;</text:p>
      <text:p text:style-name="P2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Energy Consultancy Services&lt;/title&gt;</text:p>
      <text:p text:style-name="Normal"><text:s text:c="4"/>&lt;style&gt;</text:p>
      <text:p text:style-name="Normal"><text:s text:c="8"/>body {</text:p>
      <text:p text:style-name="Normal"><text:s text:c="12"/>font-family: Arial, sans-serif;</text:p>
      <text:p text:style-name="Normal"><text:s text:c="12"/>margin: 0;</text:p>
      <text:p text:style-name="Normal"><text:s text:c="12"/>padding: 0;</text:p>
      <text:p text:style-name="Normal"><text:s text:c="12"/>line-height: 1.6;</text:p>
      <text:p text:style-name="Normal"><text:s text:c="8"/>}</text:p>
      <text:p text:style-name="Normal"><text:s text:c="8"/>header {</text:p>
      <text:p text:style-name="Normal"><text:s text:c="12"/>background: #0b8457;</text:p>
      <text:p text:style-name="Normal"><text:s text:c="12"/>color: white;</text:p>
      <text:p text:style-name="Normal"><text:s text:c="12"/>padding: 1rem 0;</text:p>
      <text:p text:style-name="Normal"><text:s text:c="12"/>text-align: center;</text:p>
      <text:p text:style-name="Normal"><text:s text:c="8"/>}</text:p>
      <text:p text:style-name="Normal"><text:s text:c="8"/>nav {</text:p>
      <text:p text:style-name="Normal"><text:s text:c="12"/>background: #034732;</text:p>
      <text:p text:style-name="Normal"><text:s text:c="12"/>color: white;</text:p>
      <text:p text:style-name="Normal"><text:s text:c="12"/>padding: 0.5rem 0;</text:p>
      <text:p text:style-name="Normal"><text:s text:c="12"/>text-align: center;</text:p>
      <text:p text:style-name="Normal"><text:s text:c="8"/>}</text:p>
      <text:p text:style-name="Normal"><text:s text:c="8"/>nav a {</text:p>
      <text:p text:style-name="Normal"><text:s text:c="12"/>color: white;</text:p>
      <text:p text:style-name="Normal"><text:s text:c="12"/>margin: 0 15px;</text:p>
      <text:p text:style-name="Normal"><text:s text:c="12"/>text-decoration: none;</text:p>
      <text:p text:style-name="Normal"><text:s text:c="12"/>font-weight: bold;</text:p>
      <text:p text:style-name="Normal"><text:s text:c="8"/>}</text:p>
      <text:soft-page-break/>
      <text:p text:style-name="Normal"><text:s text:c="8"/>section {</text:p>
      <text:p text:style-name="Normal"><text:s text:c="12"/>padding: 2rem;</text:p>
      <text:p text:style-name="Normal"><text:s text:c="8"/>}</text:p>
      <text:p text:style-name="Normal"><text:s text:c="8"/>footer {</text:p>
      <text:p text:style-name="Normal"><text:s text:c="12"/>background: #034732;</text:p>
      <text:p text:style-name="Normal"><text:s text:c="12"/>color: white;</text:p>
      <text:p text:style-name="Normal"><text:s text:c="12"/>text-align: center;</text:p>
      <text:p text:style-name="Normal"><text:s text:c="12"/>padding: 1rem 0;</text:p>
      <text:p text:style-name="Normal"><text:s text:c="8"/>}</text:p>
      <text:p text:style-name="Normal"><text:s text:c="8"/>.services {</text:p>
      <text:p text:style-name="Normal"><text:s text:c="12"/>display: grid;</text:p>
      <text:p text:style-name="Normal"><text:s text:c="12"/>grid-template-columns: repeat(auto-fit, minmax(300px, 1fr));</text:p>
      <text:p text:style-name="Normal"><text:s text:c="12"/><text:span text:style-name="T3">gap: 1rem;</text:span></text:p>
      <text:p text:style-name="P4"><text:s text:c="8"/>}</text:p>
      <text:p text:style-name="P5"><text:s text:c="8"/>.service {</text:p>
      <text:p text:style-name="P6"><text:s text:c="12"/>border: 1px solid #ddd;</text:p>
      <text:p text:style-name="Normal"><text:span text:style-name="T7"><text:s text:c="12"/></text:span>border-radius: 5px;</text:p>
      <text:p text:style-name="Normal"><text:s text:c="12"/>padding: 1rem;</text:p>
      <text:p text:style-name="Normal"><text:s text:c="12"/>text-align: center;</text:p>
      <text:p text:style-name="Normal"><text:s text:c="12"/>background: #f9f9f9;</text:p>
      <text:p text:style-name="Normal"><text:s text:c="8"/>}</text:p>
      <text:p text:style-name="Normal"><text:s text:c="8"/>.contact-form {</text:p>
      <text:p text:style-name="Normal"><text:s text:c="12"/>max-width: 500px;</text:p>
      <text:p text:style-name="Normal"><text:s text:c="12"/>margin: 0 auto;</text:p>
      <text:p text:style-name="Normal"><text:s text:c="8"/>}</text:p>
      <text:p text:style-name="Normal"><text:s text:c="8"/>.contact-form input, .contact-form textarea {</text:p>
      <text:p text:style-name="Normal"><text:s text:c="12"/>width: 100%;</text:p>
      <text:p text:style-name="Normal"><text:s text:c="12"/>margin-bottom: 1rem;</text:p>
      <text:p text:style-name="Normal"><text:s text:c="12"/>padding: 0.5rem;</text:p>
      <text:p text:style-name="Normal"><text:s text:c="12"/><text:span text:style-name="T8">border: 1px solid #ddd;</text:span></text:p>
      <text:p text:style-name="P9"><text:s text:c="12"/>border-radius: 5px;</text:p>
      <text:p text:style-name="Normal"><text:span text:style-name="T10"><text:s text:c="8"/></text:span>}</text:p>
      <text:p text:style-name="Normal"><text:s text:c="8"/>.contact-form button {</text:p>
      <text:p text:style-name="Normal"><text:s text:c="12"/>background: #0b8457;</text:p>
      <text:p text:style-name="Normal"><text:s text:c="12"/>color: white;</text:p>
      <text:p text:style-name="Normal"><text:s text:c="12"/>border: none;</text:p>
      <text:p text:style-name="Normal"><text:s text:c="12"/>padding: 0.7rem 1rem;</text:p>
      <text:p text:style-name="Normal"><text:s text:c="12"/>cursor: pointer;</text:p>
      <text:p text:style-name="Normal"><text:s text:c="12"/>border-radius: 5px;</text:p>
      <text:p text:style-name="Normal"><text:s text:c="8"/>}</text:p>
      <text:p text:style-name="Normal"><text:s text:c="8"/>.contact-form button:hover {</text:p>
      <text:p text:style-name="Normal"><text:s text:c="12"/>background: #034732;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header&gt;</text:p>
      <text:p text:style-name="Normal"><text:s text:c="8"/>&lt;h1&gt;Welcome to Your Energy Consultancy&lt;/h1&gt;</text:p>
      <text:p text:style-name="Normal"><text:s text:c="8"/>&lt;p&gt;Recharge Metering | Carbon Net Zero | Energy Reduction | Renewable Solutions&lt;/p&gt;</text:p>
      <text:p text:style-name="Normal"><text:s text:c="4"/>&lt;/header&gt;</text:p>
      <text:p text:style-name="Normal"/>
      <text:p text:style-name="Normal"><text:s text:c="4"/>&lt;nav&gt;</text:p>
      <text:p text:style-name="Normal"><text:s text:c="8"/>&lt;a href="#home"&gt;Home&lt;/a&gt;</text:p>
      <text:p text:style-name="Normal"><text:s text:c="8"/>&lt;a href="#services"&gt;Services&lt;/a&gt;</text:p>
      <text:p text:style-name="Normal"><text:s text:c="8"/>&lt;a href="#about"&gt;About Us&lt;/a&gt;</text:p>
      <text:p text:style-name="Normal"><text:s text:c="8"/>&lt;a href="#contact"&gt;Contact&lt;/a&gt;</text:p>
      <text:p text:style-name="Normal"><text:s text:c="4"/>&lt;/nav&gt;</text:p>
      <text:p text:style-name="Normal"/>
      <text:p text:style-name="Normal"><text:s text:c="4"/>&lt;section id="home"&gt;</text:p>
      <text:p text:style-name="Normal"><text:s text:c="8"/>&lt;h2&gt;Empowering Your Sustainable Future&lt;/h2&gt;</text:p>
      <text:p text:style-name="Normal"><text:s text:c="8"/>&lt;p&gt;We provide tailored energy solutions to help businesses achieve efficiency, reduce costs, and move towards a carbon-neutral future.&lt;/p&gt;</text:p>
      <text:p text:style-name="Normal"><text:s text:c="4"/>&lt;/section&gt;</text:p>
      <text:p text:style-name="Normal"/>
      <text:p text:style-name="Normal"><text:s text:c="4"/>&lt;section id="services"&gt;</text:p>
      <text:p text:style-name="Normal"><text:s text:c="8"/>&lt;h2&gt;Our Services&lt;/h2&gt;</text:p>
      <text:p text:style-name="Normal"><text:s text:c="8"/>&lt;div class="services"&gt;</text:p>
      <text:p text:style-name="Normal"><text:s text:c="12"/>&lt;div class="service"&gt;</text:p>
      <text:p text:style-name="Normal"><text:s text:c="16"/>&lt;h3&gt;Recharge Metering Surveys&lt;/h3&gt;</text:p>
      <text:p text:style-name="Normal"><text:s text:c="16"/>&lt;p&gt;Monitor and allocate energy costs effectively with precision metering solutions.&lt;/p&gt;</text:p>
      <text:p text:style-name="Normal"><text:s text:c="12"/>&lt;/div&gt;</text:p>
      <text:p text:style-name="Normal"><text:s text:c="12"/>&lt;div class="service"&gt;</text:p>
      <text:p text:style-name="Normal"><text:s text:c="16"/>&lt;h3&gt;Carbon Net Zero Surveys&lt;/h3&gt;</text:p>
      <text:p text:style-name="Normal"><text:s text:c="16"/>&lt;p&gt;Comprehensive assessments to help you achieve carbon neutrality goals.&lt;/p&gt;</text:p>
      <text:p text:style-name="Normal"><text:s text:c="12"/>&lt;/div&gt;</text:p>
      <text:p text:style-name="Normal"><text:s text:c="12"/>&lt;div class="service"&gt;</text:p>
      <text:p text:style-name="Normal"><text:s text:c="16"/>&lt;h3&gt;Energy Reduction Surveys&lt;/h3&gt;</text:p>
      <text:p text:style-name="Normal"><text:s text:c="16"/>&lt;p&gt;Identify opportunities to reduce energy consumption and operational costs.&lt;/p&gt;</text:p>
      <text:p text:style-name="Normal"><text:s text:c="12"/>&lt;/div&gt;</text:p>
      <text:p text:style-name="Normal"><text:s text:c="12"/>&lt;div class="service"&gt;</text:p>
      <text:p text:style-name="Normal"><text:s text:c="16"/>&lt;h3&gt;Renewable Solutions for the Built Environment&lt;/h3&gt;</text:p>
      <text:p text:style-name="Normal"><text:s text:c="16"/>&lt;p&gt;Tailored strategies for integrating renewable energy in sustainable buildings.&lt;/p&gt;</text:p>
      <text:p text:style-name="Normal"><text:s text:c="12"/>&lt;/div&gt;</text:p>
      <text:p text:style-name="Normal"><text:s text:c="8"/>&lt;/div&gt;</text:p>
      <text:p text:style-name="Normal"><text:s text:c="4"/>&lt;/section&gt;</text:p>
      <text:p text:style-name="Normal"/>
      <text:p text:style-name="Normal"><text:s text:c="4"/>&lt;section id="about"&gt;</text:p>
      <text:p text:style-name="Normal"><text:s text:c="8"/>&lt;h2&gt;About Us&lt;/h2&gt;</text:p>
      <text:p text:style-name="Normal"><text:s text:c="8"/>&lt;p&gt;With over 3 years of expertise in energy and carbon surveys, we specialise in providing actionable insights for sustainable development. Our mission is to empower businesses to thrive in a sustainable, low-carbon economy.&lt;/p&gt;</text:p>
      <text:p text:style-name="Normal"><text:s text:c="4"/>&lt;/section&gt;</text:p>
      <text:p text:style-name="Normal"/>
      <text:p text:style-name="Normal"><text:s text:c="4"/>&lt;section id="contact"&gt;</text:p>
      <text:p text:style-name="Normal"><text:s text:c="8"/>&lt;h2&gt;Contact Us&lt;/h2&gt;</text:p>
      <text:p text:style-name="Normal"><text:s text:c="8"/>&lt;form class="contact-form"&gt;</text:p>
      <text:p text:style-name="Normal"><text:s text:c="12"/>&lt;input type="text" name="name" placeholder="Your Name" required&gt;</text:p>
      <text:p text:style-name="Normal"><text:s text:c="12"/>&lt;input type="email" name="email" placeholder="Your Email" required&gt;</text:p>
      <text:p text:style-name="Normal"><text:s text:c="12"/>&lt;textarea name="message" placeholder="Your Message" rows="5" required&gt;&lt;/textarea&gt;</text:p>
      <text:p text:style-name="Normal"><text:s text:c="12"/>&lt;button type="submit"&gt;Send Message&lt;/button&gt;</text:p>
      <text:p text:style-name="Normal"><text:s text:c="8"/>&lt;/form&gt;</text:p>
      <text:p text:style-name="Normal"><text:s text:c="4"/>&lt;/section&gt;</text:p>
      <text:p text:style-name="Normal"/>
      <text:p text:style-name="Normal"><text:s text:c="4"/>&lt;footer&gt;</text:p>
      <text:p text:style-name="Normal"><text:s text:c="8"/>&lt;p&gt;&amp;copy; 2025 Your Energy Consultancy. All Rights Reserved.&lt;/p&gt;</text:p>
      <text:p text:style-name="Normal"><text:s text:c="4"/>&lt;/footer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usuf Kaya</meta:initial-creator>
    <dc:creator>Yusuf Kaya</dc:creator>
    <meta:creation-date>2025-01-20T12:59:00Z</meta:creation-date>
    <dc:date>2025-01-20T13:00:00Z</dc:date>
    <meta:template xlink:href="Normal" xlink:type="simple"/>
    <meta:editing-cycles>1</meta:editing-cycles>
    <meta:editing-duration>PT60S</meta:editing-duration>
    <meta:document-statistic meta:page-count="5" meta:paragraph-count="8" meta:word-count="650" meta:character-count="4347" meta:row-count="30" meta:non-whitespace-character-count="3705"/>
  </office:meta>
</office:document-meta>
</file>